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4pt" style:text-underline-style="none" fo:font-weight="bold" officeooo:rsid="00118a6e" officeooo:paragraph-rsid="00118a6e" style:font-size-asian="12.25pt" style:font-weight-asian="bold" style:font-size-complex="14pt" style:font-weight-complex="bold"/>
    </style:style>
    <style:style style:name="P2" style:family="paragraph" style:parent-style-name="Standard">
      <style:text-properties fo:font-size="14pt" style:text-underline-style="none" fo:font-weight="bold" officeooo:rsid="0013ba42" officeooo:paragraph-rsid="0013ba42" style:font-size-asian="12.25pt" style:font-weight-asian="bold" style:font-size-complex="14pt" style:font-weight-complex="bold"/>
    </style:style>
    <style:style style:name="P3" style:family="paragraph" style:parent-style-name="Standard">
      <style:text-properties fo:font-size="14pt" style:text-underline-style="none" fo:font-weight="bold" officeooo:rsid="00132498" officeooo:paragraph-rsid="00132498" style:font-size-asian="12.25pt" style:font-weight-asian="bold" style:font-size-complex="14pt" style:font-weight-complex="bold"/>
    </style:style>
    <style:style style:name="P4" style:family="paragraph" style:parent-style-name="Standard">
      <style:text-properties fo:font-size="14pt" style:text-underline-style="none" fo:font-weight="normal" officeooo:rsid="000f91f7" officeooo:paragraph-rsid="000f91f7" style:font-size-asian="12.25pt" style:font-weight-asian="normal" style:font-size-complex="14pt" style:font-weight-complex="normal"/>
    </style:style>
    <style:style style:name="P5" style:family="paragraph" style:parent-style-name="Standard">
      <style:text-properties fo:font-size="14pt" style:text-underline-style="none" fo:font-weight="normal" officeooo:rsid="0010c3ef" officeooo:paragraph-rsid="0010c3ef" style:font-size-asian="12.25pt" style:font-weight-asian="normal" style:font-size-complex="14pt" style:font-weight-complex="normal"/>
    </style:style>
    <style:style style:name="P6" style:family="paragraph" style:parent-style-name="Standard">
      <style:text-properties fo:font-size="14pt" style:text-underline-style="none" fo:font-weight="normal" officeooo:rsid="00118a6e" officeooo:paragraph-rsid="00118a6e" style:font-size-asian="12.25pt" style:font-weight-asian="normal" style:font-size-complex="14pt" style:font-weight-complex="normal"/>
    </style:style>
    <style:style style:name="P7" style:family="paragraph" style:parent-style-name="Standard">
      <style:text-properties fo:font-size="14pt" style:text-underline-style="none" fo:font-weight="normal" officeooo:rsid="00132498" officeooo:paragraph-rsid="00132498" style:font-size-asian="12.25pt" style:font-weight-asian="normal" style:font-size-complex="14pt" style:font-weight-complex="normal"/>
    </style:style>
    <style:style style:name="P8" style:family="paragraph" style:parent-style-name="Standard">
      <style:text-properties fo:font-size="14pt" style:text-underline-style="none" fo:font-weight="normal" officeooo:rsid="0013ba42" officeooo:paragraph-rsid="0013ba42" style:font-size-asian="12.25pt" style:font-weight-asian="normal" style:font-size-complex="14pt" style:font-weight-complex="normal"/>
    </style:style>
    <style:style style:name="P9" style:family="paragraph" style:parent-style-name="Standard">
      <style:text-properties fo:font-size="14pt" style:text-underline-style="none" fo:font-weight="normal" officeooo:rsid="0013f09b" officeooo:paragraph-rsid="0013f09b" style:font-size-asian="12.25pt" style:font-weight-asian="normal" style:font-size-complex="14pt" style:font-weight-complex="normal"/>
    </style:style>
    <style:style style:name="P10" style:family="paragraph" style:parent-style-name="Standard">
      <style:text-properties fo:font-size="14pt" fo:font-style="normal" style:text-underline-style="none" fo:font-weight="bold" officeooo:rsid="0013f09b" officeooo:paragraph-rsid="0013f09b" style:font-size-asian="12.25pt" style:font-style-asian="normal" style:font-weight-asian="bold" style:font-size-complex="14pt" style:font-style-complex="normal" style:font-weight-complex="bold"/>
    </style:style>
    <style:style style:name="P11" style:family="paragraph" style:parent-style-name="Standard">
      <style:text-properties fo:font-size="16pt" fo:font-weight="bold" officeooo:rsid="000e8cba" officeooo:paragraph-rsid="000e8cba" style:font-size-asian="16pt" style:font-weight-asian="bold" style:font-size-complex="16pt" style:font-weight-complex="bold"/>
    </style:style>
    <style:style style:name="P12" style:family="paragraph" style:parent-style-name="Standard">
      <style:text-properties fo:font-size="16pt" style:text-underline-style="solid" style:text-underline-width="auto" style:text-underline-color="font-color" fo:font-weight="bold" officeooo:rsid="000e8cba" officeooo:paragraph-rsid="000e8cba" style:font-size-asian="16pt" style:font-weight-asian="bold" style:font-size-complex="16pt" style:font-weight-complex="bold"/>
    </style:style>
    <style:style style:name="P13" style:family="paragraph" style:parent-style-name="Standard">
      <style:text-properties fo:font-size="14pt" style:text-underline-style="none" fo:font-weight="bold" officeooo:rsid="0014dae4" officeooo:paragraph-rsid="0014dae4" style:font-size-asian="12.25pt" style:font-weight-asian="bold" style:font-size-complex="14pt" style:font-weight-complex="bold"/>
    </style:style>
    <style:style style:name="P14" style:family="paragraph" style:parent-style-name="Standard">
      <style:text-properties fo:font-size="14pt" style:text-underline-style="none" fo:font-weight="bold" officeooo:rsid="0016deca" officeooo:paragraph-rsid="0016deca" style:font-size-asian="12.25pt" style:font-weight-asian="bold" style:font-size-complex="14pt" style:font-weight-complex="bold"/>
    </style:style>
    <style:style style:name="P15" style:family="paragraph" style:parent-style-name="Standard">
      <style:text-properties fo:font-size="14pt" style:text-underline-style="none" fo:font-weight="bold" officeooo:rsid="00118a6e" officeooo:paragraph-rsid="00118a6e" style:font-size-asian="12.25pt" style:font-weight-asian="bold" style:font-size-complex="14pt" style:font-weight-complex="bold"/>
    </style:style>
    <style:style style:name="P16" style:family="paragraph" style:parent-style-name="Standard">
      <style:text-properties fo:font-size="14pt" style:text-underline-style="none" fo:font-weight="bold" officeooo:rsid="00132498" officeooo:paragraph-rsid="00132498" style:font-size-asian="12.25pt" style:font-weight-asian="bold" style:font-size-complex="14pt" style:font-weight-complex="bold"/>
    </style:style>
    <style:style style:name="P17" style:family="paragraph" style:parent-style-name="Standard">
      <style:text-properties fo:font-size="14pt" style:text-underline-style="none" fo:font-weight="normal" officeooo:rsid="00118a6e" officeooo:paragraph-rsid="00118a6e" style:font-size-asian="12.25pt" style:font-weight-asian="normal" style:font-size-complex="14pt" style:font-weight-complex="normal"/>
    </style:style>
    <style:style style:name="P18" style:family="paragraph" style:parent-style-name="Standard">
      <style:text-properties fo:font-size="14pt" fo:font-style="normal" style:text-underline-style="none" fo:font-weight="bold" officeooo:rsid="00132498" officeooo:paragraph-rsid="00132498" style:font-size-asian="12.25pt" style:font-style-asian="normal" style:font-weight-asian="bold" style:font-size-complex="14pt" style:font-style-complex="normal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officeooo:rsid="000fb24d"/>
    </style:style>
    <style:style style:name="T3" style:family="text">
      <style:text-properties officeooo:rsid="00118a6e"/>
    </style:style>
    <style:style style:name="T4" style:family="text">
      <style:text-properties officeooo:rsid="00132498"/>
    </style:style>
    <style:style style:name="T5" style:family="text">
      <style:text-properties officeooo:rsid="0013ba42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118a6e" style:font-weight-asian="bold" style:font-weight-complex="bold"/>
    </style:style>
    <style:style style:name="T8" style:family="text">
      <style:text-properties fo:font-weight="bold" officeooo:rsid="0017b1a9" style:font-weight-asian="bold" style:font-weight-complex="bold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normal" fo:font-weight="bold" style:font-style-asian="normal" style:font-weight-asian="bold" style:font-style-complex="normal" style:font-weight-complex="bold"/>
    </style:style>
    <style:style style:name="T11" style:family="text">
      <style:text-properties fo:font-style="normal" fo:font-weight="bold" officeooo:rsid="0013f09b" style:font-style-asian="normal" style:font-weight-asian="bold" style:font-style-complex="normal" style:font-weight-complex="bold"/>
    </style:style>
    <style:style style:name="T12" style:family="text">
      <style:text-properties fo:font-style="normal" style:font-style-asian="normal" style:font-style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tab/><text:tab/><text:tab/><text:span text:style-name="T1">Study Group Event Dashboard Data</text:span></text:p>
      <text:p text:style-name="P12"/>
      <text:p text:style-name="P4">In this document, <text:span text:style-name="T2">you will know data extraction of the </text:span><text:a xlink:type="simple" xlink:href="https://github.com/mozillascience/studyGroup" text:style-name="Internet_20_link" text:visited-style-name="Visited_20_Internet_20_Link"><text:span text:style-name="T2">Study Group</text:span></text:a><text:span text:style-name="T2"> that are used in our Dashboard :)</text:span></text:p>
      <text:p text:style-name="P4"/>
      <text:p text:style-name="P5">First we run a script <text:a xlink:type="simple" xlink:href="https://github.com/auremoser/sg-events" text:style-name="Internet_20_link" text:visited-style-name="Visited_20_Internet_20_Link">sg-event</text:a> which stores event details of individual study group in a json file.</text:p>
      <text:p text:style-name="P5">To run this script:</text:p>
      <text:p text:style-name="P5">1. npm install</text:p>
      <text:p text:style-name="P5">2. npm i node-github</text:p>
      <text:p text:style-name="P5">3. NODE_GITHUB_TOKEN=&lt;token&gt; node index.js </text:p>
      <text:p text:style-name="P5">where token = personal access github token</text:p>
      <text:p text:style-name="P5"/>
      <text:p text:style-name="P1">1) <text:s/>To extract number of events of the individual study group, we run a java code that <text:span text:style-name="T5">fetches </text:span>the <text:span text:style-name="T5">required </text:span>data <text:span text:style-name="T5">from sg-event and store it </text:span>in json file</text:p>
      <text:p text:style-name="P1">code:</text:p>
      <text:p text:style-name="P6"/>
      <text:p text:style-name="P6">//package com.crunchify.tutorials;</text:p>
      <text:p text:style-name="P6"/>
      <text:p text:style-name="P6">import java.io.FileNotFoundException;</text:p>
      <text:p text:style-name="P6">import java.io.FileReader;</text:p>
      <text:p text:style-name="P6">import java.io.IOException;</text:p>
      <text:p text:style-name="P6">import java.io.File;</text:p>
      <text:p text:style-name="P6">import java.io.FileWriter;</text:p>
      <text:p text:style-name="P6">import org.json.simple.JSONArray;</text:p>
      <text:p text:style-name="P6">import org.json.simple.JSONObject;</text:p>
      <text:p text:style-name="P6">import org.json.simple.parser.JSONParser;</text:p>
      <text:p text:style-name="P6">import org.json.simple.parser.ParseException;</text:p>
      <text:p text:style-name="P6"/>
      <text:p text:style-name="P6">/* </text:p>
      <text:p text:style-name="P6"><text:s/>* @author Crunchify.com</text:p>
      <text:p text:style-name="P6"><text:s/>*/</text:p>
      <text:p text:style-name="P6"><text:s/></text:p>
      <text:p text:style-name="P6">public class CrunchifyJSONFileWrite {</text:p>
      <text:p text:style-name="P6"><text:s/></text:p>
      <text:p text:style-name="P6"><text:tab/>@SuppressWarnings("unchecked")</text:p>
      <text:p text:style-name="P6"><text:tab/>public static void main(String[] args) throws </text:p>
      <text:p text:style-name="P6"><text:s text:c="12"/>IOException, ParseException {</text:p>
      <text:p text:style-name="P6"><text:tab/><text:tab/> <text:tab/><text:tab/></text:p>
      <text:p text:style-name="P6"><text:tab/><text:tab/>JSONArray overall = new JSONArray();</text:p>
      <text:p text:style-name="P6"><text:tab/><text:tab/>JSONArray single_event = new JSONArray();</text:p>
      <text:p text:style-name="P6"><text:soft-page-break/><text:tab/><text:tab/></text:p>
      <text:p text:style-name="P6"><text:tab/><text:tab/>JSONObject obj = new JSONObject();</text:p>
      <text:p text:style-name="P6"/>
      <text:p text:style-name="P6"><text:tab/><text:tab/>File folder = new File("/home/ubuntu/sg-events/data");</text:p>
      <text:p text:style-name="P6"><text:tab/><text:tab/>File[] listOfFiles = folder.listFiles();</text:p>
      <text:p text:style-name="P6"><text:tab/><text:tab/></text:p>
      <text:p text:style-name="P6"><text:tab/><text:tab/>for (int i=0; i &lt; listOfFiles.length; i++) {</text:p>
      <text:p text:style-name="P6"><text:tab/><text:tab/><text:tab/>if (listOfFiles[i].isDirectory()) {</text:p>
      <text:p text:style-name="P6"><text:tab/><text:tab/><text:tab/><text:tab/>System.out.println("Directory: " + listOfFiles[i].getName());</text:p>
      <text:p text:style-name="P6"><text:tab/><text:tab/><text:tab/>JSONObject name_count = new JSONObject();</text:p>
      <text:p text:style-name="P6"><text:s text:c="24"/>JSONParser parser = new JSONParser();</text:p>
      <text:p text:style-name="P6"><text:tab/><text:tab/><text:tab/>File f = new File("/home/ubuntu/sg-events/data/" + listOfFiles[i].getName() + "/data.json");</text:p>
      <text:p text:style-name="P6"><text:tab/><text:tab/><text:tab/>if (f.exists()) {</text:p>
      <text:p text:style-name="P6"/>
      <text:p text:style-name="P1">//<text:span text:style-name="T4">The path of the sg-event data fetched through script</text:span></text:p>
      <text:p text:style-name="P6"/>
      <text:p text:style-name="P6"><text:tab/> <text:s text:c="15"/><text:tab/>JSONArray a = (JSONArray) parser.parse(new FileReader(</text:p>
      <text:p text:style-name="P6"><text:s text:c="8"/><text:tab/> <text:s text:c="7"/><text:tab/>"/home/ubuntu/sg-events/data/" + listOfFiles[i].getName() + "/data.json"));</text:p>
      <text:p text:style-name="P6"><text:tab/><text:tab/><text:tab/><text:tab/>int count = 0;</text:p>
      <text:p text:style-name="P6"><text:s text:c="8"/><text:tab/> <text:s text:c="7"/><text:tab/>for (Object o : a)</text:p>
      <text:p text:style-name="P6"><text:s text:c="16"/><text:tab/><text:tab/>{</text:p>
      <text:p text:style-name="P6"><text:s text:c="24"/><text:tab/><text:tab/>JSONObject person = (JSONObject) o;</text:p>
      <text:p text:style-name="P6"><text:s text:c="24"/><text:tab/><text:tab/>count++;</text:p>
      <text:p text:style-name="P6"><text:s text:c="16"/><text:tab/><text:tab/>}</text:p>
      <text:p text:style-name="P6"><text:s text:c="16"/><text:tab/><text:tab/>System.out.println("The count is " + count);</text:p>
      <text:p text:style-name="P6"><text:tab/><text:tab/><text:tab/><text:tab/>name_count.put("Event", count);<text:tab/></text:p>
      <text:p text:style-name="P6"><text:tab/><text:tab/><text:tab/><text:tab/>name_count.put("Name", listOfFiles[i].getName());</text:p>
      <text:p text:style-name="P6"><text:tab/><text:tab/><text:tab/><text:tab/>single_event.add(name_count);</text:p>
      <text:p text:style-name="P6"><text:tab/><text:tab/><text:tab/>}</text:p>
      <text:p text:style-name="P6"><text:tab/><text:tab/><text:tab/>else {</text:p>
      <text:p text:style-name="P6"><text:tab/><text:tab/><text:tab/><text:tab/>name_count.put("Event", 0);</text:p>
      <text:p text:style-name="P6"><text:s text:c="32"/>name_count.put("Name", listOfFiles[i].getName());</text:p>
      <text:p text:style-name="P6"><text:s text:c="32"/>single_event.add(name_count);</text:p>
      <text:p text:style-name="P6"><text:tab/><text:tab/><text:tab/>}</text:p>
      <text:p text:style-name="P6"/>
      <text:p text:style-name="P6"><text:tab/><text:tab/><text:tab/>}</text:p>
      <text:p text:style-name="P6"><text:tab/><text:tab/>}</text:p>
      <text:p text:style-name="P6"><text:tab/><text:tab/>try (FileWriter file = new FileWriter("/home/ubuntu/Documents/single_event.json")) {</text:p>
      <text:p text:style-name="P6"><text:tab/><text:tab/><text:tab/>file.write(single_event.toJSONString());</text:p>
      <text:p text:style-name="P6"><text:tab/><text:tab/>} </text:p>
      <text:p text:style-name="P6"><text:soft-page-break/><text:tab/><text:tab/><text:tab/><text:tab/> </text:p>
      <text:p text:style-name="P6"><text:tab/>}</text:p>
      <text:p text:style-name="P6">}</text:p>
      <text:p text:style-name="P6"/>
      <text:p text:style-name="P6"/>
      <text:p text:style-name="P3">2) <text:span text:style-name="T3">To extract number of </text:span>lessons and types of lessons conducted in our Study Group<text:span text:style-name="T3">, we run a java code that fetches the issues' label and stores the data in json file.</text:span></text:p>
      <text:p text:style-name="P7"><text:span text:style-name="T6">Reference :</text:span> <text:a xlink:type="simple" xlink:href="https://github.com/mozillascience/studyGroupLessons/issues" text:style-name="Internet_20_link" text:visited-style-name="Visited_20_Internet_20_Link">https://github.com/mozillascience/studyGroupLessons/issues</text:a></text:p>
      <text:p text:style-name="P7"/>
      <text:p text:style-name="P2">code:</text:p>
      <text:p text:style-name="P7">//package com.crunchify.tutorials;</text:p>
      <text:p text:style-name="P7"/>
      <text:p text:style-name="P7">import java.io.FileNotFoundException;</text:p>
      <text:p text:style-name="P7">import java.io.FileReader;</text:p>
      <text:p text:style-name="P7">import java.io.IOException;</text:p>
      <text:p text:style-name="P7">import java.io.File;</text:p>
      <text:p text:style-name="P7">import java.io.*;</text:p>
      <text:p text:style-name="P7">import java.io.FileWriter;</text:p>
      <text:p text:style-name="P7">import java.lang.*;</text:p>
      <text:p text:style-name="P7">import java.util.*;</text:p>
      <text:p text:style-name="P7">import org.json.simple.JSONArray;</text:p>
      <text:p text:style-name="P7">import org.json.simple.JSONObject;</text:p>
      <text:p text:style-name="P7">import org.json.simple.parser.JSONParser;</text:p>
      <text:p text:style-name="P7">import org.json.simple.parser.ParseException;</text:p>
      <text:p text:style-name="P7"/>
      <text:p text:style-name="P7">/* </text:p>
      <text:p text:style-name="P7"><text:s/>* @author Crunchify.com</text:p>
      <text:p text:style-name="P7"><text:s/>*/</text:p>
      <text:p text:style-name="P7"><text:s/></text:p>
      <text:p text:style-name="P7">public class Lessons_graph {</text:p>
      <text:p text:style-name="P7"><text:s/></text:p>
      <text:p text:style-name="P7"><text:tab/>@SuppressWarnings("unchecked")</text:p>
      <text:p text:style-name="P7"><text:tab/>public static void main(String[] args) throws </text:p>
      <text:p text:style-name="P7"><text:s text:c="12"/>IOException, ParseException {</text:p>
      <text:p text:style-name="P7"><text:tab/><text:tab/>try {</text:p>
      <text:p text:style-name="P7">/<text:span text:style-name="T10">/ We extract the issues' labels and store it in a file “count”</text:span></text:p>
      <text:p text:style-name="P18"/>
      <text:p text:style-name="P7"><text:s/><text:tab/><text:tab/>Process p = Runtime.getRuntime().exec(new String[]{"bash", "-c", "curl https://api.github.com/repos/mozillascience/studyGroupLessons/issues | grep 'labels/' &gt; count"});</text:p>
      <text:p text:style-name="P7"><text:s text:c="12"/><text:tab/>} catch(Exception e) {</text:p>
      <text:p text:style-name="P7"><text:s text:c="16"/><text:tab/>System.out.println(e.toString());</text:p>
      <text:p text:style-name="P7"><text:soft-page-break/><text:s text:c="16"/><text:tab/>e.printStackTrace();</text:p>
      <text:p text:style-name="P7"><text:s text:c="11"/><text:tab/> }</text:p>
      <text:p text:style-name="P7"><text:tab/><text:tab/>try {</text:p>
      <text:p text:style-name="P7"><text:tab/><text:tab/><text:tab/>File f = new File("/home/ubuntu/Documents/count");</text:p>
      <text:p text:style-name="P7"><text:tab/><text:tab/><text:tab/>Scanner sc = new Scanner(f);</text:p>
      <text:p text:style-name="P7"><text:tab/><text:tab/><text:tab/>Map&lt;String, Integer&gt; lookup = new HashMap&lt;String, Integer&gt;();<text:tab/></text:p>
      <text:p text:style-name="P7"><text:tab/><text:tab/><text:tab/>JSONArray levels = new JSONArray();</text:p>
      <text:p text:style-name="P7"><text:tab/><text:tab/><text:tab/>JSONArray types = new JSONArray();</text:p>
      <text:p text:style-name="P7"><text:tab/><text:tab/><text:tab/>while(sc.hasNextLine()){</text:p>
      <text:p text:style-name="P7"><text:tab/><text:tab/><text:tab/><text:tab/>String line = sc.nextLine();</text:p>
      <text:p text:style-name="P7"><text:tab/><text:tab/><text:tab/><text:tab/>String[] details = line.split("/");</text:p>
      <text:p text:style-name="P7"><text:tab/><text:tab/><text:tab/><text:tab/>String label = details[7];</text:p>
      <text:p text:style-name="P7"><text:tab/><text:tab/><text:tab/><text:tab/>label = label.replaceAll("\"","");</text:p>
      <text:p text:style-name="P7"><text:tab/><text:tab/><text:tab/><text:tab/>label = label.replaceAll(",","");</text:p>
      <text:p text:style-name="P7"><text:tab/><text:tab/><text:tab/><text:tab/>label = label.replaceAll("%20"," ");</text:p>
      <text:p text:style-name="P7"><text:tab/><text:tab/><text:tab/><text:tab/>if(lookup.get(label) == null ){</text:p>
      <text:p text:style-name="P7"><text:tab/><text:tab/><text:tab/><text:tab/><text:tab/>lookup.put(label, 1);</text:p>
      <text:p text:style-name="P7"><text:tab/><text:tab/><text:tab/><text:tab/>}</text:p>
      <text:p text:style-name="P7"><text:tab/><text:tab/><text:tab/><text:tab/>else{</text:p>
      <text:p text:style-name="P7"><text:tab/><text:tab/><text:tab/><text:tab/><text:tab/>int value = lookup.get(label);</text:p>
      <text:p text:style-name="P7"><text:tab/><text:tab/><text:tab/><text:tab/><text:tab/>value++;</text:p>
      <text:p text:style-name="P7"><text:tab/><text:tab/><text:tab/><text:tab/><text:tab/>lookup.put(label, value);</text:p>
      <text:p text:style-name="P7"><text:tab/><text:tab/><text:tab/><text:tab/>}</text:p>
      <text:p text:style-name="P7"><text:tab/><text:tab/><text:tab/>}</text:p>
      <text:p text:style-name="P7"><text:tab/><text:tab/>for(Map.Entry&lt;String, Integer&gt; entry : lookup.entrySet()){</text:p>
      <text:p text:style-name="P7"><text:tab/><text:tab/><text:tab/>JSONObject obj_level = new JSONObject();</text:p>
      <text:p text:style-name="P7"><text:tab/><text:tab/><text:tab/>JSONObject obj_type = new JSONObject();</text:p>
      <text:p text:style-name="P7"><text:tab/><text:tab/><text:tab/>System.out.println(entry.getKey()+" :: "+entry.getValue());</text:p>
      <text:p text:style-name="P7"><text:tab/><text:tab/><text:tab/>String key = entry.getKey();</text:p>
      <text:p text:style-name="P7"/>
      <text:p text:style-name="P3">//We separate types of lessons and levels of lessons with the help of labels</text:p>
      <text:p text:style-name="P3"/>
      <text:p text:style-name="P7"><text:tab/><text:tab/><text:tab/>if(key.equals("beginner") || key.equals("intermediate") || key.equals("advanced")){</text:p>
      <text:p text:style-name="P7"><text:tab/><text:tab/><text:tab/><text:tab/>obj_level.put("Level", entry.getKey());</text:p>
      <text:p text:style-name="P7"><text:tab/><text:tab/><text:tab/><text:tab/>obj_level.put("Count", entry.getValue());</text:p>
      <text:p text:style-name="P7"><text:tab/><text:tab/><text:tab/><text:tab/>levels.add(obj_level);</text:p>
      <text:p text:style-name="P7"><text:tab/><text:tab/><text:tab/>}</text:p>
      <text:p text:style-name="P7"><text:tab/><text:tab/><text:tab/>else{</text:p>
      <text:p text:style-name="P7"><text:tab/><text:tab/><text:tab/><text:tab/>obj_type.put("Type", entry.getKey());</text:p>
      <text:p text:style-name="P7"><text:tab/><text:tab/><text:tab/><text:tab/>obj_type.put("Count", entry.getValue());</text:p>
      <text:p text:style-name="P7"><text:tab/><text:tab/><text:tab/><text:tab/>types.add(obj_type);</text:p>
      <text:p text:style-name="P7"><text:soft-page-break/><text:tab/><text:tab/><text:tab/>}</text:p>
      <text:p text:style-name="P7"><text:tab/><text:tab/>}</text:p>
      <text:p text:style-name="P7"><text:tab/><text:tab/>try(FileWriter file_level = new FileWriter("/home/ubuntu/Documents/levels.json")){</text:p>
      <text:p text:style-name="P7"><text:tab/><text:tab/><text:tab/>file_level.write(levels.toJSONString());</text:p>
      <text:p text:style-name="P7"><text:tab/><text:tab/><text:tab/></text:p>
      <text:p text:style-name="P7"><text:tab/><text:tab/>}catch (Exception e){</text:p>
      <text:p text:style-name="P7"><text:tab/><text:tab/><text:tab/>e.printStackTrace();</text:p>
      <text:p text:style-name="P7"><text:tab/><text:tab/>}</text:p>
      <text:p text:style-name="P7"><text:tab/><text:tab/>try(FileWriter file_type = new FileWriter("/home/ubuntu/Documents/types.json")){</text:p>
      <text:p text:style-name="P7"><text:s text:c="24"/>file_type.write(types.toJSONString());</text:p>
      <text:p text:style-name="P7"><text:s text:c="24"/></text:p>
      <text:p text:style-name="P7"><text:s text:c="16"/>}catch (Exception e){</text:p>
      <text:p text:style-name="P7"><text:s text:c="24"/>e.printStackTrace();</text:p>
      <text:p text:style-name="P7"><text:s text:c="16"/>}</text:p>
      <text:p text:style-name="P7"><text:tab/><text:tab/>} catch (FileNotFoundException e) {</text:p>
      <text:p text:style-name="P7"><text:tab/><text:tab/><text:tab/>e.printStackTrace();</text:p>
      <text:p text:style-name="P7"><text:tab/><text:tab/>}<text:tab/> <text:tab/><text:tab/><text:tab/></text:p>
      <text:p text:style-name="P7"><text:tab/>}</text:p>
      <text:p text:style-name="P7">}</text:p>
      <text:p text:style-name="P7"/>
      <text:p text:style-name="P7"/>
      <text:p text:style-name="P8"><text:span text:style-name="T6">3) </text:span><text:span text:style-name="T7">To extract number of </text:span><text:span text:style-name="T6">Study Group in various countries</text:span><text:span text:style-name="T7">, we run a java code </text:span><text:span text:style-name="T6">that fetches the</text:span> <text:a xlink:type="simple" xlink:href="https://github.com/mozillascience/studyGroup-GSOC/blob/master/data/whereweare.geojson" text:style-name="Internet_20_link" text:visited-style-name="Visited_20_Internet_20_Link">geojson data</text:a> <text:span text:style-name="T10">and stores it in json file. </text:span><text:span text:style-name="T11">This took a while due to many json objects and array.</text:span></text:p>
      <text:p text:style-name="P10"/>
      <text:p text:style-name="P9">Code: </text:p>
      <text:p text:style-name="P9">//package com.crunchify.tutorials;</text:p>
      <text:p text:style-name="P9"/>
      <text:p text:style-name="P9">import java.io.FileNotFoundException;</text:p>
      <text:p text:style-name="P9">import java.io.FileReader;</text:p>
      <text:p text:style-name="P9">import java.io.IOException;</text:p>
      <text:p text:style-name="P9">import java.io.File;</text:p>
      <text:p text:style-name="P9">import java.io.FileWriter;</text:p>
      <text:p text:style-name="P9">import java.util.*;</text:p>
      <text:p text:style-name="P9">import java.lang.*;</text:p>
      <text:p text:style-name="P9">import java.io.*;</text:p>
      <text:p text:style-name="P9">import org.json.simple.*;</text:p>
      <text:p text:style-name="P9">import org.json.simple.parser.*;</text:p>
      <text:p text:style-name="P9"/>
      <text:p text:style-name="P9">/* </text:p>
      <text:p text:style-name="P9"><text:soft-page-break/><text:s/>* @author Crunchify.com</text:p>
      <text:p text:style-name="P9"><text:s/>*/</text:p>
      <text:p text:style-name="P9"><text:s/></text:p>
      <text:p text:style-name="P9">public class location {</text:p>
      <text:p text:style-name="P9"><text:s/></text:p>
      <text:p text:style-name="P9"><text:tab/>@SuppressWarnings("unchecked")</text:p>
      <text:p text:style-name="P9"><text:tab/>public static void main(String[] args) throws </text:p>
      <text:p text:style-name="P9"><text:s text:c="12"/>IOException, ParseException {</text:p>
      <text:p text:style-name="P9"><text:tab/><text:tab/> <text:tab/><text:tab/></text:p>
      <text:p text:style-name="P9"><text:tab/><text:tab/>JSONParser parser = new JSONParser();</text:p>
      <text:p text:style-name="P9"><text:tab/><text:tab/>File f = new File("/home/ubuntu/studyGroup-GSOC/data/whereweare.geojson");</text:p>
      <text:p text:style-name="P9"><text:tab/><text:tab/>if (f.exists()) {</text:p>
      <text:p text:style-name="P9"><text:tab/><text:tab/><text:tab/>JSONArray loc_json = new JSONArray();</text:p>
      <text:p text:style-name="P9"><text:tab/><text:tab/><text:tab/>Map&lt;String, Integer&gt; lookup = new HashMap&lt;String, Integer&gt;();</text:p>
      <text:p text:style-name="P9"><text:tab/><text:tab/><text:tab/>JSONObject a = (JSONObject) parser.parse(new FileReader("/home/ubuntu/studyGroup-GSOC/data/whereweare.geojson"));</text:p>
      <text:p text:style-name="P9"><text:tab/><text:tab/><text:tab/>//String str= (String) a.get("type");</text:p>
      <text:p text:style-name="P9"><text:tab/><text:tab/><text:tab/>JSONArray features = (JSONArray) a.get("features");</text:p>
      <text:p text:style-name="P9"><text:tab/><text:tab/><text:tab/>for(int i=0; i&lt;features.size(); i++){</text:p>
      <text:p text:style-name="P9"><text:tab/><text:tab/><text:tab/><text:tab/>JSONObject features_obj = (JSONObject) features.get(i);</text:p>
      <text:p text:style-name="P9"><text:tab/><text:tab/><text:tab/>//<text:tab/>String features_str = (String) features_obj.get("type");</text:p>
      <text:p text:style-name="P9"><text:tab/><text:tab/><text:tab/><text:tab/>JSONObject features_prop = (JSONObject) features_obj.get("properties");</text:p>
      <text:p text:style-name="P9"><text:tab/><text:tab/><text:tab/><text:tab/>String str_loc = (String) features_prop.get("location");</text:p>
      <text:p text:style-name="P9"><text:tab/><text:tab/>//<text:tab/><text:tab/>System.out.println(str_loc);</text:p>
      <text:p text:style-name="P9"/>
      <text:p text:style-name="P9">/<text:span text:style-name="T6">/ We are fetching the country name from the “location </text:span><text:span text:style-name="T8">object”</text:span></text:p>
      <text:p text:style-name="P9"/>
      <text:p text:style-name="P9"><text:tab/><text:tab/><text:tab/><text:tab/>List&lt;String&gt; list_loc = Arrays.asList(str_loc.split(","));</text:p>
      <text:p text:style-name="P9"><text:tab/><text:tab/><text:tab/><text:tab/>int n = list_loc.size();</text:p>
      <text:p text:style-name="P9"><text:tab/><text:tab/><text:tab/><text:tab/>String loc = list_loc.get(n-1);</text:p>
      <text:p text:style-name="P9"><text:tab/><text:tab/><text:tab/><text:tab/>if(lookup.get(loc) == null){</text:p>
      <text:p text:style-name="P9"><text:tab/><text:tab/><text:tab/><text:tab/><text:tab/>lookup.put(loc, 1);</text:p>
      <text:p text:style-name="P9"><text:tab/><text:tab/><text:tab/><text:tab/>}<text:tab/><text:tab/></text:p>
      <text:p text:style-name="P9"><text:tab/><text:tab/><text:tab/><text:tab/>else{</text:p>
      <text:p text:style-name="P9"><text:tab/><text:tab/><text:tab/><text:tab/><text:tab/>int value = lookup.get(loc);</text:p>
      <text:p text:style-name="P9"><text:tab/><text:tab/><text:tab/><text:tab/><text:tab/>value++;</text:p>
      <text:p text:style-name="P9"><text:tab/><text:tab/><text:tab/><text:tab/><text:tab/>lookup.put(loc, value);</text:p>
      <text:p text:style-name="P9"><text:tab/><text:tab/><text:tab/><text:tab/>}<text:tab/><text:tab/></text:p>
      <text:p text:style-name="P9"><text:tab/><text:tab/><text:tab/><text:tab/>System.out.println(loc);</text:p>
      <text:p text:style-name="P9"><text:tab/><text:tab/><text:tab/>}</text:p>
      <text:p text:style-name="P9"><text:soft-page-break/><text:tab/><text:tab/><text:tab/>for(Map.Entry&lt;String, Integer&gt; entry : lookup.entrySet()){</text:p>
      <text:p text:style-name="P9"><text:tab/><text:tab/><text:tab/><text:tab/>JSONObject loc_obj = new JSONObject();</text:p>
      <text:p text:style-name="P9"><text:tab/><text:tab/><text:tab/><text:tab/>loc_obj.put("Country", entry.getKey());</text:p>
      <text:p text:style-name="P9"><text:tab/><text:tab/><text:tab/><text:tab/>loc_obj.put("Count", entry.getValue());</text:p>
      <text:p text:style-name="P9"><text:tab/><text:tab/><text:tab/><text:tab/>loc_json.add(loc_obj);</text:p>
      <text:p text:style-name="P9"><text:tab/><text:tab/><text:tab/>}</text:p>
      <text:p text:style-name="P9"><text:tab/><text:tab/><text:tab/>try(FileWriter file = new FileWriter("/home/ubuntu/Documents/countries.json")){</text:p>
      <text:p text:style-name="P9"><text:tab/><text:tab/><text:tab/><text:tab/>file.write(loc_json.toJSONString());<text:tab/><text:tab/><text:tab/></text:p>
      <text:p text:style-name="P9"><text:tab/></text:p>
      <text:p text:style-name="P9"><text:tab/><text:tab/><text:tab/>}catch (Exception e){</text:p>
      <text:p text:style-name="P9"><text:tab/><text:tab/><text:tab/><text:tab/>e.printStackTrace();</text:p>
      <text:p text:style-name="P9"><text:tab/><text:tab/><text:tab/>}<text:tab/></text:p>
      <text:p text:style-name="P9"><text:tab/><text:tab/>}<text:tab/><text:tab/><text:tab/> </text:p>
      <text:p text:style-name="P9"><text:tab/>}<text:tab/></text:p>
      <text:p text:style-name="P9">}</text:p>
      <text:p text:style-name="P9"/>
      <text:p text:style-name="P13">From these data, we fetched number of total events, total forks and total countries. </text:p>
      <text:p text:style-name="P14">You can refer the <text:a xlink:type="simple" xlink:href="https://github.com/mozillascience/studyGroup-GSOC/blob/master/js/dashboard.js" text:style-name="Internet_20_link" text:visited-style-name="Visited_20_Internet_20_Link">dashboard code</text:a> as to how the data are fetched and used for visualizatio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4T09:58:33.255366548</meta:creation-date>
    <dc:date>2017-07-04T10:28:23.180855867</dc:date>
    <meta:editing-duration>PT28M15S</meta:editing-duration>
    <meta:editing-cycles>12</meta:editing-cycles>
    <meta:generator>LibreOffice/5.0.6.2$Linux_X86_64 LibreOffice_project/00m0$Build-2</meta:generator>
    <meta:document-statistic meta:table-count="0" meta:image-count="0" meta:object-count="0" meta:page-count="7" meta:paragraph-count="227" meta:word-count="782" meta:character-count="7920" meta:non-whitespace-character-count="6457"/>
  </office:meta>
</office:document-meta>
</file>